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1.184cm"/>
    </style:style>
    <style:style style:name="gr3" style:family="graphic" style:parent-style-name="standard">
      <style:graphic-properties draw:textarea-horizontal-align="justify" draw:textarea-vertical-align="middle" draw:auto-grow-height="false" fo:min-height="1.91cm" fo:min-width="2.93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5.017cm"/>
    </style:style>
    <style:style style:name="gr5" style:family="graphic" style:parent-style-name="standard">
      <style:graphic-properties draw:textarea-horizontal-align="justify" draw:textarea-vertical-align="middle" draw:auto-grow-height="false" fo:min-height="1.188cm" fo:min-width="5.42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0.16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188cm" fo:min-width="5.788cm"/>
    </style:style>
    <style:style style:name="gr9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line draw:style-name="gr1" draw:text-style-name="P2" draw:layer="layout" svg:x1="13.716cm" svg:y1="2.54cm" svg:x2="13.716cm" svg:y2="3.81cm">
          <text:p/>
        </draw:line>
        <draw:custom-shape draw:style-name="gr2" draw:text-style-name="P3" draw:layer="layout" svg:width="11.684cm" svg:height="1.778cm" svg:x="7.62cm" svg:y="4.064cm">
          <text:p text:style-name="P3">Pregunta al usuario que ingrese </text:p>
          <text:p text:style-name="P3">numero de tarjeta.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3.716cm" svg:y1="5.588cm" svg:x2="13.716cm" svg:y2="6.858cm">
          <text:p/>
        </draw:line>
        <draw:custom-shape draw:style-name="gr3" draw:text-style-name="P3" draw:layer="layout" svg:width="6.858cm" svg:height="4.318cm" svg:x="10.414cm" svg:y="6.604cm">
          <text:p text:style-name="P3">Valida que el usuario</text:p>
          <text:p text:style-name="P3">Ingrese numer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2" draw:layer="layout" svg:x1="17.272cm" svg:y1="8.89cm" svg:x2="21.082cm" svg:y2="8.89cm">
          <text:p/>
        </draw:line>
        <draw:custom-shape draw:style-name="gr4" draw:text-style-name="P3" xml:id="id2" draw:id="id2" draw:layer="layout" svg:width="5.517cm" svg:height="2.032cm" svg:x="21.082cm" svg:y="7.874cm">
          <text:p text:style-name="P3">Si no vuelve a</text:p>
          <text:p text:style-name="P3">pregunta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8.382cm" svg:height="2.032cm" svg:x="9.398cm" svg:y="0.762cm">
          <text:p text:style-name="P3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10.668cm" svg:height="1.778cm" svg:x="8.556cm" svg:y="12.192cm">
          <text:p text:style-name="P3">Envia mensaje que <text:s/>su tarjeta </text:p>
          <text:p text:style-name="P3">es valida 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3.716cm" svg:y1="5.588cm" svg:x2="13.716cm" svg:y2="6.858cm">
          <text:p/>
        </draw:line>
        <draw:line draw:style-name="gr1" draw:text-style-name="P2" draw:layer="layout" svg:x1="13.97cm" svg:y1="10.922cm" svg:x2="13.97cm" svg:y2="12.192cm">
          <text:p/>
        </draw:line>
        <draw:custom-shape draw:style-name="gr7" draw:text-style-name="P3" draw:layer="layout" svg:width="0.001cm" svg:height="0.254cm" svg:x="16.256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8.89cm" svg:height="2.032cm" svg:x="9.906cm" svg:y="15.494cm">
          <text:p text:style-name="P3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2" draw:layer="layout" svg:x1="14.224cm" svg:y1="14.224cm" svg:x2="14.224cm" svg:y2="15.494cm">
          <text:p/>
        </draw:line>
        <draw:connector draw:style-name="gr1" draw:text-style-name="P2" draw:layer="layout" svg:x1="19.224cm" svg:y1="13.081cm" svg:x2="23.84cm" svg:y2="9.906cm" draw:start-shape="id1" draw:start-glue-point="1" draw:end-shape="id2" draw:end-glue-point="2" svg:d="M19224 13081h4616v-3175" svg:viewBox="0 0 4617 3176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5T09:16:06.305481719</meta:creation-date>
    <dc:date>2017-10-05T10:04:50.770821948</dc:date>
    <meta:editing-duration>PT27M46S</meta:editing-duration>
    <meta:editing-cycles>3</meta:editing-cycles>
    <meta:generator>LibreOffice/5.2.2.2$Linux_X86_64 LibreOffice_project/20m0$Build-2</meta:generator>
    <meta:document-statistic meta:object-count="38"/>
  </office:meta>
</office:document-meta>
</file>